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7e89a" officeooo:paragraph-rsid="001aee87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7e89a" officeooo:paragraph-rsid="001eb7d3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bbbdb" officeooo:paragraph-rsid="001bbbdb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d272a" officeooo:paragraph-rsid="00247e91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eb7d3" officeooo:paragraph-rsid="001eb7d3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eec05" officeooo:paragraph-rsid="001eec05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222a0" officeooo:paragraph-rsid="002222a0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4219d" officeooo:paragraph-rsid="0024219d" style:font-name-asian="Courier New" style:font-size-asian="10pt" style:font-name-complex="Liberation Mono" style:font-size-complex="10pt"/>
    </style:style>
    <style:style style:name="P12" style:family="paragraph" style:parent-style-name="Table_20_Contents" style:list-style-name="L1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3" style:family="paragraph" style:parent-style-name="Table_20_Contents" style:list-style-name="L2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4" style:family="paragraph" style:parent-style-name="Table_20_Contents" style:list-style-name="L1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eb7d3" officeooo:paragraph-rsid="00247e91" style:font-name-asian="Courier New" style:font-size-asian="10pt" style:font-name-complex="Liberation Mono" style:font-size-complex="10pt"/>
    </style:style>
    <style:style style:name="T1" style:family="text">
      <style:text-properties officeooo:rsid="0018c5a7"/>
    </style:style>
    <style:style style:name="T2" style:family="text">
      <style:text-properties officeooo:rsid="001eb7d3"/>
    </style:style>
    <style:style style:name="T3" style:family="text">
      <style:text-properties officeooo:rsid="001eec05"/>
    </style:style>
    <style:style style:name="T4" style:family="text">
      <style:text-properties officeooo:rsid="00247e91"/>
    </style:style>
    <style:style style:name="T5" style:family="text">
      <style:text-properties officeooo:rsid="002667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D</text:p>
          </table:table-cell>
          <table:table-cell table:style-name="Table1.B1" office:value-type="string">
            <text:p text:style-name="P11">11</text:p>
          </table:table-cell>
        </table:table-row>
        <table:table-row>
          <table:table-cell table:style-name="Table1.A2" office:value-type="string">
            <text:p text:style-name="P2">Use Case Name</text:p>
          </table:table-cell>
          <table:table-cell table:style-name="Table1.B2" office:value-type="string">
            <text:p text:style-name="P5">Open World Setting Popup</text:p>
          </table:table-cell>
        </table:table-row>
        <table:table-row>
          <table:table-cell table:style-name="Table1.A2" office:value-type="string">
            <text:p text:style-name="P2"><text:span text:style-name="T1">Included</text:span> Cases</text:p>
          </table:table-cell>
          <table:table-cell table:style-name="Table1.B2" office:value-type="string">
            <text:p text:style-name="P2">None</text:p>
          </table:table-cell>
        </table:table-row>
        <table:table-row>
          <table:table-cell table:style-name="Table1.A2" office:value-type="string">
            <text:p text:style-name="P2">Priority</text:p>
          </table:table-cell>
          <table:table-cell table:style-name="Table1.B2" office:value-type="string">
            <text:p text:style-name="P2">Needed</text:p>
          </table:table-cell>
        </table:table-row>
        <table:table-row>
          <table:table-cell table:style-name="Table1.A2" office:value-type="string">
            <text:p text:style-name="P10">View</text:p>
          </table:table-cell>
          <table:table-cell table:style-name="Table1.B2" office:value-type="string">
            <text:p text:style-name="P10">World Setting <text:span text:style-name="T4">M</text:span>enu</text:p>
          </table:table-cell>
        </table:table-row>
        <table:table-row>
          <table:table-cell table:style-name="Table1.A2" office:value-type="string">
            <text:p text:style-name="P2">Brief Description</text:p>
          </table:table-cell>
          <table:table-cell table:style-name="Table1.B2" office:value-type="string">
            <text:p text:style-name="P5">The DM requires <text:span text:style-name="T4">the</text:span> ability to open the World Setting to make change<text:span text:style-name="T4">s </text:span>on the world, to change the geographical setting, and other features of the worlds</text:p>
            <text:p text:style-name="P1"/>
          </table:table-cell>
        </table:table-row>
        <table:table-row>
          <table:table-cell table:style-name="Table1.A2" office:value-type="string">
            <text:p text:style-name="P2">Trigger</text:p>
          </table:table-cell>
          <table:table-cell table:style-name="Table1.B2" office:value-type="string">
            <text:p text:style-name="P5">The DM clicks, or otherwise selects a World Setting menu</text:p>
            <text:p text:style-name="P1"/>
          </table:table-cell>
        </table:table-row>
        <table:table-row>
          <table:table-cell table:style-name="Table1.A2" office:value-type="string">
            <text:p text:style-name="P2">Actors</text:p>
          </table:table-cell>
          <table:table-cell table:style-name="Table1.B2" office:value-type="string">
            <text:p text:style-name="P3"><text:span text:style-name="T4"><text:s text:c="3"/>1. </text:span>Dungeon Master</text:p>
            <text:p text:style-name="P3"/>
          </table:table-cell>
        </table:table-row>
        <table:table-row>
          <table:table-cell table:style-name="Table1.A2" office:value-type="string">
            <text:p text:style-name="P2">Inputs</text:p>
          </table:table-cell>
          <table:table-cell table:style-name="Table1.B2" office:value-type="string">
            <text:list xml:id="list99653135558794005" text:style-name="L1">
              <text:list-item>
                <text:p text:style-name="P12">DM <text:span text:style-name="T4">c</text:span>lick<text:span text:style-name="T4">s</text:span> the World Setting<text:span text:style-name="T4"> </text:span>menu <text:span text:style-name="T3">button</text:span></text:p>
              </text:list-item>
              <text:list-item>
                <text:p text:style-name="P12">DM <text:span text:style-name="T4">s</text:span>elect<text:span text:style-name="T4">s</text:span> the World Setting menu <text:span text:style-name="T3">button</text:span> </text:p>
                <text:p text:style-name="P14"/>
              </text:list-item>
            </text:list>
          </table:table-cell>
        </table:table-row>
        <table:table-row>
          <table:table-cell table:style-name="Table1.A2" office:value-type="string">
            <text:p text:style-name="P2">Outputs</text:p>
          </table:table-cell>
          <table:table-cell table:style-name="Table1.B2" office:value-type="string">
            <text:list xml:id="list8635738160451510034" text:style-name="L2">
              <text:list-item>
                <text:p text:style-name="P13">The World Setting menu <text:span text:style-name="T5">p</text:span>opup in new window</text:p>
              </text:list-item>
            </text:list>
            <text:p text:style-name="P2"/>
          </table:table-cell>
        </table:table-row>
        <table:table-row>
          <table:table-cell table:style-name="Table1.A2" office:value-type="string">
            <text:p text:style-name="P2">Main Flow</text:p>
          </table:table-cell>
          <table:table-cell table:style-name="Table1.B2" office:value-type="string">
            <text:p text:style-name="P6"><text:s text:c="3"/>1. The D<text:span text:style-name="T4">M</text:span> <text:span text:style-name="T3">wants to see the World Setting menu</text:span></text:p>
            <text:p text:style-name="P7"><text:s text:c="3"/>2. <text:span text:style-name="T2">The DM clicks, or selects the World Setting menu</text:span></text:p>
            <text:p text:style-name="P15"><text:s text:c="6"/>button</text:p>
            <text:p text:style-name="P9"><text:s text:c="3"/>3. The World Setting menu pop<text:span text:style-name="T5">s </text:span>up</text:p>
            <text:p text:style-name="P4"/>
          </table:table-cell>
        </table:table-row>
        <table:table-row>
          <table:table-cell table:style-name="Table1.A2" office:value-type="string">
            <text:p text:style-name="P2">Alternate Flows</text:p>
          </table:table-cell>
          <table:table-cell table:style-name="Table1.B2" office:value-type="string">
            <text:p text:style-name="P8">None</text:p>
            <text:p text:style-name="P2"/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02:41.888000000</dc:date>
    <meta:editing-duration>PT1H8M51S</meta:editing-duration>
    <meta:editing-cycles>1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122" meta:character-count="672" meta:non-whitespace-character-count="562"/>
  </office:meta>
</office:document-meta>
</file>